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text-properties fo:language="zxx" fo:country="none" fo:font-style="normal" officeooo:rsid="000f959a" officeooo:paragraph-rsid="000f959a" style:language-asian="zxx" style:country-asian="none" style:font-style-asian="normal" style:language-complex="zxx" style:country-complex="none" style:font-style-complex="normal"/>
    </style:style>
    <style:style style:name="P2" style:family="paragraph" style:parent-style-name="Heading">
      <style:paragraph-properties fo:text-align="center" style:justify-single-word="false"/>
      <style:text-properties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3" style:family="paragraph" style:parent-style-name="Frame_20_contents">
      <style:text-properties fo:language="zxx" fo:country="none" officeooo:rsid="000f959a" officeooo:paragraph-rsid="000f959a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f89bf" officeooo:paragraph-rsid="000f89bf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09434" officeooo:paragraph-rsid="00109434" style:language-asian="zxx" style:country-asian="none" style:language-complex="zxx" style:country-complex="none"/>
    </style:style>
    <style:style style:name="P7" style:family="paragraph" style:parent-style-name="Frame_20_contents">
      <style:text-properties fo:font-size="10pt" fo:language="zxx" fo:country="none" officeooo:rsid="00109434" officeooo:paragraph-rsid="00109434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officeooo:rsid="0009aa9c" officeooo:paragraph-rsid="0009aa9c"/>
    </style:style>
    <style:style style:name="P9" style:family="paragraph" style:parent-style-name="Standard" style:list-style-name="L1">
      <style:text-properties fo:language="zxx" fo:country="none" officeooo:rsid="000f89bf" officeooo:paragraph-rsid="000f89bf" style:language-asian="zxx" style:country-asian="none" style:language-complex="zxx" style:country-complex="none"/>
    </style:style>
    <style:style style:name="T1" style:family="text">
      <style:text-properties officeooo:rsid="000f959a"/>
    </style:style>
    <style:style style:name="T2" style:family="text">
      <style:text-properties officeooo:rsid="00109434"/>
    </style:style>
    <style:style style:name="T3" style:family="text">
      <style:text-properties officeooo:rsid="00117ea6"/>
    </style:style>
    <style:style style:name="T4" style:family="text">
      <style:text-properties officeooo:rsid="0011e525"/>
    </style:style>
    <style:style style:name="T5" style:family="text">
      <style:text-properties officeooo:rsid="00132ffa"/>
    </style:style>
    <style:style style:name="T6" style:family="text">
      <style:text-properties officeooo:rsid="00158e17"/>
    </style:style>
    <style:style style:name="T7" style:family="text">
      <style:text-properties officeooo:rsid="0017941b"/>
    </style:style>
    <style:style style:name="fr1" style:family="graphic" style:parent-style-name="Frame">
      <style:graphic-properties style:vertical-pos="top" style:vertical-rel="page-content" style:horizontal-pos="left" style:horizontal-rel="page-content" fo:padding="0.15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 loext:rel-height-rel="paragraph"/>
    </style:style>
    <style:style style:name="fr3" style:family="graphic" style:parent-style-name="Frame">
      <style:graphic-properties style:vertical-pos="from-top" style:vertical-rel="page" style:horizontal-pos="from-left" style:horizontal-rel="page" fo:padding="0.15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width="7.999cm" svg:height="4.5cm" draw:z-index="0">
        <draw:text-box>
          <text:p text:style-name="P5">[# firstname #] [# lastname #]</text:p>
          <text:p text:style-name="P5">[# addr.street #]</text:p>
          <text:p text:style-name="P5">[# addr.postal #]</text:p>
          <text:p text:style-name="P5">[# addr.country #]</text:p>
          <text:p text:style-name="P5"/>
        </draw:text-box>
      </draw:frame>
      <draw:frame draw:style-name="fr2" draw:name="Rahmen2" text:anchor-type="page" text:anchor-page-number="1" svg:x="2.499cm" svg:y="10.5cm" svg:width="16.499cm" svg:height="17.17cm" draw:z-index="1">
        <draw:text-box fo:min-height="74%">
          <text:p text:style-name="P2"><text:span text:style-name="T3">O</text:span>rder [# order.title #]</text:p>
          <text:p text:style-name="P4"/>
          <text:p text:style-name="P5">Dear [# firstname #]</text:p>
          <text:p text:style-name="P5"/>
          <text:p text:style-name="P4"><text:span text:style-name="T3">Your order is ready for pick up</text:span>.</text:p>
          <text:p text:style-name="P4"/>
          <text:p text:style-name="P4">Items:</text:p>
          <text:list xml:id="list1897323030" text:style-name="L1">
            <text:list-item>
              <text:p text:style-name="P9">[[ for v in <text:span text:style-name="T6">order.</text:span>items <text:span text:style-name="T4">do</text:span> ]][# v #][[ end ]]</text:p>
            </text:list-item>
          </text:list>
          <text:p text:style-name="P4"/>
          <text:p text:style-name="P4">Amount: [# <text:span text:style-name="T7">order.</text:span>amount #]</text:p>
          <text:p text:style-name="P4"/>
          <text:p text:style-name="P4">[[ if epay then ]]</text:p>
          <text:p text:style-name="P4">Please pay the amount using our electronic payment system <text:span text:style-name="T3">in advance</text:span>. </text:p>
          <text:p text:style-name="P4">[[ end ]]</text:p>
          <text:p text:style-name="P4"/>
          <text:p text:style-name="P4"><text:span text:style-name="T1">Yours s</text:span>incerely,</text:p>
          <text:p text:style-name="P6">Rea Exemplaris</text:p>
        </draw:text-box>
      </draw:frame>
      <draw:frame draw:style-name="fr3" draw:name="Rahmen3" text:anchor-type="page" text:anchor-page-number="1" svg:x="12.501cm" svg:y="5.001cm" svg:width="7.5cm" svg:height="4.5cm" draw:z-index="2">
        <draw:text-box>
          <text:p text:style-name="P1">From:</text:p>
          <text:p text:style-name="P3">microfast GmbH</text:p>
          <text:p text:style-name="P7">Department: examples</text:p>
          <text:p text:style-name="P7"/>
          <text:p text:style-name="P3"><text:span text:style-name="T3">Renderroad</text:span> <text:span text:style-name="T3">404</text:span></text:p>
          <text:p text:style-name="P3">9999 <text:span text:style-name="T2">Sample</text:span></text:p>
          <text:p text:style-name="P3">Switzerland</text:p>
        </draw:text-box>
      </draw:fram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5cm" fo:margin-bottom="1.988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0T11:58:18.344279544</meta:creation-date>
    <dc:date>2022-04-10T13:12:50.605125911</dc:date>
    <meta:editing-duration>PT18M15S</meta:editing-duration>
    <meta:editing-cycles>12</meta:editing-cycles>
    <meta:generator>LibreOffice/7.3.2.2$Linux_X86_64 LibreOffice_project/30$Build-2</meta:generator>
    <meta:document-statistic meta:table-count="0" meta:image-count="0" meta:object-count="0" meta:page-count="1" meta:paragraph-count="21" meta:word-count="80" meta:character-count="437" meta:non-whitespace-character-count="378"/>
  </office:meta>
</office:document-meta>
</file>